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6.09mm"/>
    </style:style>
    <style:style style:name="co3" style:family="table-column">
      <style:table-column-properties fo:break-before="auto" style:column-width="70.3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82.55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sts-ip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Stevebeer IP Blocklist <text:s text:c="42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Generated on 2018-05-17 09:52:02 UTC <text:s text:c="29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<text:s text:c="66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For questions please refer to: <text:s text:c="35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 https://github.com/stevebeer/ipblocklist <text:s text:c="20"/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####################################################################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5.127.13.1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15.127.13.188.bracnet.net</text:p>
          </table:table-cell>
          <table:table-cell office:value-type="string" calcext:value-type="string">
            <text:p>Bangl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BRAC BDMail Network Ltd.</text:p>
          </table:table-cell>
          <table:table-cell office:value-type="string" calcext:value-type="string">
            <text:p>AS243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42.44.14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551510.ip-142-44-143.ne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MontrÃ©al</text:p>
          </table:table-cell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1.139.77.17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engdu</text:p>
          </table:table-cell>
          <table:table-cell office:value-type="string" calcext:value-type="string">
            <text:p>CHINANET SiChuan Telecom Internet Data Center</text:p>
          </table:table-cell>
          <table:table-cell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Hangzhou</text:p>
          </table:table-cell>
          <table:table-cell table:style-name="ce9" office:value-type="string" calcext:value-type="string">
            <text:p>No.31 Jin-rong Street</text:p>
          </table:table-cell>
          <table:table-cell table:style-name="ce9"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.191.38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gzhou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float" office:value="112226252249" calcext:value-type="float">
            <text:p>112.226.252.24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float" office:value="222175120130" calcext:value-type="float">
            <text:p>222.175.120.13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in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210.189.66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Jinan</text:p>
          </table:table-cell>
          <table:table-cell table:style-name="ce9" office:value-type="string" calcext:value-type="string">
            <text:p>CHINA UNICOM China169 Backbone</text:p>
          </table:table-cell>
          <table:table-cell table:style-name="ce9"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3.17.13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50.3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6.75.85.10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4.86.83.141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hanghai</text:p>
          </table:table-cell>
          <table:table-cell table:style-name="ce9" office:value-type="string" calcext:value-type="string">
            <text:p>China Telecom (Group)</text:p>
          </table:table-cell>
          <table:table-cell table:style-name="ce9" office:value-type="string" calcext:value-type="string">
            <text:p>AS4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7.50.7.1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2.7.26.1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enyang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enzhen</text:p>
          </table:table-cell>
          <table:table-cell/>
          <table:table-cell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3.226.66.4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Shenzhen</text:p>
          </table:table-cell>
          <table:table-cell table:style-name="ce9"/>
          <table:table-cell table:style-name="ce9" office:value-type="string" calcext:value-type="string">
            <text:p>AS636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0.12.183.165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Tong</text:p>
          </table:table-cell>
          <table:table-cell table:style-name="ce9" office:value-type="string" calcext:value-type="string">
            <text:p>China Unicom Beijing Province Network</text:p>
          </table:table-cell>
          <table:table-cell table:style-name="ce9" office:value-type="string" calcext:value-type="string">
            <text:p>AS4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0.167.9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ing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4.134.19.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inchuan</text:p>
          </table:table-cell>
          <table:table-cell office:value-type="string" calcext:value-type="string">
            <text:p>No.31 Jin-rong Street</text:p>
          </table:table-cell>
          <table:table-cell office:value-type="string" calcext:value-type="string">
            <text:p>AS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46.15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n.kd.ny.adsl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engzhou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AS4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3.131.83.1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China</text:p>
          </table:table-cell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string" calcext:value-type="string">
            <text:p>No.288 Fu-chun Road</text:p>
          </table:table-cell>
          <table:table-cell table:style-name="ce9" office:value-type="string" calcext:value-type="string">
            <text:p>AS58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92.147.216.95.clients.your-server.de</text:p>
          </table:table-cell>
          <table:table-cell office:value-type="string" calcext:value-type="string">
            <text:p>Finland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6.147.9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tatic.92.147.216.95.clients.your-server.de</text:p>
          </table:table-cell>
          <table:table-cell table:style-name="ce9" office:value-type="string" calcext:value-type="string">
            <text:p>Finland</text:p>
          </table:table-cell>
          <table:table-cell table:style-name="ce9" table:number-columns-repeated="2"/>
          <table:table-cell table:style-name="ce9" office:value-type="string" calcext:value-type="string">
            <text:p>Hetzner Online GmbH</text:p>
          </table:table-cell>
          <table:table-cell table:style-name="ce9"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83.146.2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robe12.onyphe.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Saint-victoret</text:p>
          </table:table-cell>
          <table:table-cell office:value-type="string" calcext:value-type="string">
            <text:p>Online S.a.s.</text:p>
          </table:table-cell>
          <table:table-cell office:value-type="string" calcext:value-type="string">
            <text:p>AS128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vn95-5-88-168-46-169.fbx.proxad.n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Taverny</text:p>
          </table:table-cell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64.132.205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s3048348.ip-164-132-205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132.91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13.ip-164-132-91.eu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2.27.48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free.fr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Free SAS</text:p>
          </table:table-cell>
          <table:table-cell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1.38.12.13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ip13.ip-51-38-12.eu</text:p>
          </table:table-cell>
          <table:table-cell table:style-name="ce9" office:value-type="string" calcext:value-type="string">
            <text:p>France</text:p>
          </table:table-cell>
          <table:table-cell table:style-name="ce9" table:number-columns-repeated="2"/>
          <table:table-cell table:style-name="ce9" office:value-type="string" calcext:value-type="string">
            <text:p>OVH SAS</text:p>
          </table:table-cell>
          <table:table-cell table:style-name="ce9"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91.121.14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unts.space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OVH SAS</text:p>
          </table:table-cell>
          <table:table-cell office:value-type="string" calcext:value-type="string">
            <text:p>AS16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19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0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21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7.226.113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researchscan.comsys.rwth-aachen.de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RWTH Aachen University</text:p>
          </table:table-cell>
          <table:table-cell office:value-type="string" calcext:value-type="string">
            <text:p>AS476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6.105.48.1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1-48-105-86.static.arubacloud.de</text:p>
          </table:table-cell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ruba SAS</text:p>
          </table:table-cell>
          <table:table-cell office:value-type="string" calcext:value-type="string">
            <text:p>AS200185</text:p>
          </table:table-cell>
          <table:table-cell table:number-columns-repeated="1016"/>
        </table:table-row>
        <table:table-row table:style-name="ro1">
          <table:table-cell office:value-type="float" office:value="5189190122" calcext:value-type="float">
            <text:p>5.189.190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822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float" office:value="178162217142" calcext:value-type="float">
            <text:p>178.162.217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Leaseweb Deutschland GmbH</text:p>
          </table:table-cell>
          <table:table-cell office:value-type="string" calcext:value-type="string">
            <text:p>AS28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6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vmi17042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189.190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2767.contaboserver.ne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Contabo GmbH</text:p>
          </table:table-cell>
          <table:table-cell office:value-type="string" calcext:value-type="string">
            <text:p>AS511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8.99.133.1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155.133.99.88.clients.your-server.de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etzner Online GmbH</text:p>
          </table:table-cell>
          <table:table-cell office:value-type="string" calcext:value-type="string">
            <text:p>AS249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3.42.212.9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IPTELECOM Global</text:p>
          </table:table-cell>
          <table:table-cell office:value-type="string" calcext:value-type="string">
            <text:p>AS639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4.52.6.15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Hong Kong</text:p>
          </table:table-cell>
          <table:table-cell table:number-columns-repeated="2"/>
          <table:table-cell office:value-type="string" calcext:value-type="string">
            <text:p>Capitalonline Data Service Co. LTD</text:p>
          </table:table-cell>
          <table:table-cell office:value-type="string" calcext:value-type="string">
            <text:p>AS631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toxmail.us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o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4" office:value-type="float" office:value="80211164164" calcext:value-type="float">
            <text:p>80.211.164.16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164-164-211-80.serverdedicati.aruba.it</text:p>
          </table:table-cell>
          <table:table-cell office:value-type="string" calcext:value-type="string">
            <text:p>Ita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ezzo</text:p>
          </table:table-cell>
          <table:table-cell office:value-type="string" calcext:value-type="string">
            <text:p>Aruba S.p.A.</text:p>
          </table:table-cell>
          <table:table-cell office:value-type="string" calcext:value-type="string">
            <text:p>AS3103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20.75.241.2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61.84.23.3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12161187208" calcext:value-type="float">
            <text:p>112.161.187.2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Korea Telecom</text:p>
          </table:table-cell>
          <table:table-cell office:value-type="string" calcext:value-type="string">
            <text:p>AS4766</text:p>
          </table:table-cell>
          <table:table-cell table:number-columns-repeated="1016"/>
        </table:table-row>
        <table:table-row table:style-name="ro1">
          <table:table-cell table:style-name="ce4" office:value-type="float" office:value="175126189194" calcext:value-type="float">
            <text:p>175.126.189.194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Korea <text:s/>Republic of</text:p>
          </table:table-cell>
          <table:table-cell table:number-columns-repeated="2"/>
          <table:table-cell office:value-type="string" calcext:value-type="string">
            <text:p>SK Broadband Co Ltd</text:p>
          </table:table-cell>
          <table:table-cell office:value-type="string" calcext:value-type="string">
            <text:p>AS93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5.84.92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Lao People's Democratic Republ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inyabuli</text:p>
          </table:table-cell>
          <table:table-cell office:value-type="string" calcext:value-type="string">
            <text:p>Lao Telecom Communication <text:s/>LTC</text:p>
          </table:table-cell>
          <table:table-cell office:value-type="string" calcext:value-type="string">
            <text:p>AS987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1.77.13.1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r.gov.mw</text:p>
          </table:table-cell>
          <table:table-cell office:value-type="string" calcext:value-type="string">
            <text:p>Malawi</text:p>
          </table:table-cell>
          <table:table-cell table:number-columns-repeated="2"/>
          <table:table-cell office:value-type="string" calcext:value-type="string">
            <text:p>globe-as</text:p>
          </table:table-cell>
          <table:table-cell office:value-type="string" calcext:value-type="string">
            <text:p>AS3709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3.149.105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lesk.cg.yu</text:p>
          </table:table-cell>
          <table:table-cell office:value-type="string" calcext:value-type="string">
            <text:p>Monteneg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dgorica</text:p>
          </table:table-cell>
          <table:table-cell office:value-type="string" calcext:value-type="string">
            <text:p>Crnogorski Telekom a.d.Podgorica</text:p>
          </table:table-cell>
          <table:table-cell office:value-type="string" calcext:value-type="string">
            <text:p>AS85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34.19.187.7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blasserdam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office:value-type="float" office:value="95211226185" calcext:value-type="float">
            <text:p>95.211.226.185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110.20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.79.69.14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4.75.249.3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1.163.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Netherlands</text:p>
          </table:table-cell>
          <table:table-cell table:number-columns-repeated="2"/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0.34.195.22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Panama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anama</text:p>
          </table:table-cell>
          <table:table-cell table:style-name="ce9" office:value-type="string" calcext:value-type="string">
            <text:p>Cable &amp; Wireless Panama</text:p>
          </table:table-cell>
          <table:table-cell table:style-name="ce9" office:value-type="string" calcext:value-type="string">
            <text:p>AS115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12.75.10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mtp-relay.intersys.pl</text:p>
          </table:table-cell>
          <table:table-cell office:value-type="string" calcext:value-type="string">
            <text:p>Po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SUPERMEDIA Sp.z.o.o.</text:p>
          </table:table-cell>
          <table:table-cell office:value-type="string" calcext:value-type="string">
            <text:p>AS9085</text:p>
          </table:table-cell>
          <table:table-cell table:number-columns-repeated="1016"/>
        </table:table-row>
        <table:table-row table:style-name="ro1">
          <table:table-cell table:style-name="ce4" office:value-type="float" office:value="178215199131" calcext:value-type="float">
            <text:p>178.215.199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-178.215.199.131-internet.zabrze.debacom.pl</text:p>
          </table:table-cell>
          <table:table-cell office:value-type="string" calcext:value-type="string">
            <text:p>Po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DEBACOM Sp. z o.o.</text:p>
          </table:table-cell>
          <table:table-cell office:value-type="string" calcext:value-type="string">
            <text:p>AS51337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Saint Petersburg</text:p>
          </table:table-cell>
          <table:table-cell table:style-name="ce9" office:value-type="string" calcext:value-type="string">
            <text:p>Petersburg Internet Network ltd.</text:p>
          </table:table-cell>
          <table:table-cell table:style-name="ce9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ostby.channelnet.ie</text:p>
          </table:table-cell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Global Layer B.V.</text:p>
          </table:table-cell>
          <table:table-cell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.8.10.2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Petersburg Internet Network ltd.</text:p>
          </table:table-cell>
          <table:table-cell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yaae.top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5.22.153.172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yaae.top</text:p>
          </table:table-cell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LLC Baxet</text:p>
          </table:table-cell>
          <table:table-cell table:style-name="ce9"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61.55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6.17.47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psycho-training.ru</text:p>
          </table:table-cell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LLC Baxet</text:p>
          </table:table-cell>
          <table:table-cell office:value-type="string" calcext:value-type="string">
            <text:p>AS516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2.202.200.5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Russian Federation</text:p>
          </table:table-cell>
          <table:table-cell table:style-name="ce9" table:number-columns-repeated="2"/>
          <table:table-cell table:style-name="ce9" office:value-type="string" calcext:value-type="string">
            <text:p>OOO Network of data-centers Selectel</text:p>
          </table:table-cell>
          <table:table-cell table:style-name="ce9"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5.213.130.9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OOO Network of data-centers Selectel</text:p>
          </table:table-cell>
          <table:table-cell office:value-type="string" calcext:value-type="string">
            <text:p>AS495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group-ib.com</text:p>
          </table:table-cell>
          <table:table-cell office:value-type="string" calcext:value-type="string">
            <text:p>Seychell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se Aux Pins</text:p>
          </table:table-cell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89248168171" calcext:value-type="float">
            <text:p>89.248.168.171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no-reverse-dns-configured.com</text:p>
          </table:table-cell>
          <table:table-cell table:style-name="ce9" office:value-type="string" calcext:value-type="string">
            <text:p>Seychelles</text:p>
          </table:table-cell>
          <table:table-cell table:style-name="ce9" table:number-columns-repeated="2"/>
          <table:table-cell table:style-name="ce9" office:value-type="string" calcext:value-type="string">
            <text:p>Quasi Networks LTD.</text:p>
          </table:table-cell>
          <table:table-cell table:style-name="ce9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9.248.168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no-reverse-dns-configured.com</text:p>
          </table:table-cell>
          <table:table-cell office:value-type="string" calcext:value-type="string">
            <text:p>Seychelles</text:p>
          </table:table-cell>
          <table:table-cell table:number-columns-repeated="2"/>
          <table:table-cell office:value-type="string" calcext:value-type="string">
            <text:p>Quasi Networks LTD.</text:p>
          </table:table-cell>
          <table:table-cell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float" office:value="196245174121" calcext:value-type="float">
            <text:p>196.245.174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21.174.245.196-adsl.espanatelecom.es</text:p>
          </table:table-cell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Packet Exchange Limited</text:p>
          </table:table-cell>
          <table:table-cell office:value-type="string" calcext:value-type="string">
            <text:p>AS41564</text:p>
          </table:table-cell>
          <table:table-cell table:number-columns-repeated="1016"/>
        </table:table-row>
        <table:table-row table:style-name="ro1">
          <table:table-cell table:style-name="ce4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59-126-159-231.HINET-IP.hinet.net</text:p>
          </table:table-cell>
          <table:table-cell office:value-type="string" calcext:value-type="string">
            <text:p>Taiw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ichung</text:p>
          </table:table-cell>
          <table:table-cell office:value-type="string" calcext:value-type="string">
            <text:p>Data Communication Business Group</text:p>
          </table:table-cell>
          <table:table-cell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4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Hostkey B.v.</text:p>
          </table:table-cell>
          <table:table-cell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Kingdom</text:p>
          </table:table-cell>
          <table:table-cell table:number-columns-repeated="2"/>
          <table:table-cell office:value-type="string" calcext:value-type="string">
            <text:p>Solar Invest UK LTD.</text:p>
          </table:table-cell>
          <table:table-cell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70.130.142.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olindtabaen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TX</text:p>
          </table:table-cell>
          <table:table-cell table:style-name="ce9" office:value-type="string" calcext:value-type="string">
            <text:p>Addison</text:p>
          </table:table-cell>
          <table:table-cell table:style-name="ce9" office:value-type="string" calcext:value-type="string">
            <text:p>Eonix Corporation</text:p>
          </table:table-cell>
          <table:table-cell table:style-name="ce9" office:value-type="string" calcext:value-type="string">
            <text:p>AS6290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84.154.18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-chi-us-gp1-wk111.internet-census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69.9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census2.shodan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Chicago</text:p>
          </table:table-cell>
          <table:table-cell table:style-name="ce9" office:value-type="string" calcext:value-type="string">
            <text:p>SingleHop LLC</text:p>
          </table:table-cell>
          <table:table-cell table:style-name="ce9"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8.20.70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3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ingleHop LLC</text:p>
          </table:table-cell>
          <table:table-cell office:value-type="string" calcext:value-type="string">
            <text:p>AS324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8.100.26.2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ip228.208-100-26.static.steadfastdns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AS32748</text:p>
          </table:table-cell>
          <table:table-cell table:number-columns-repeated="1016"/>
        </table:table-row>
        <table:table-row table:style-name="ro1">
          <table:table-cell table:style-name="ce4" office:value-type="float" office:value="159203126182" calcext:value-type="float">
            <text:p>159.203.126.18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29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J</text:p>
          </table:table-cell>
          <table:table-cell table:style-name="ce9" office:value-type="string" calcext:value-type="string">
            <text:p>Edison</text:p>
          </table:table-cell>
          <table:table-cell table:style-name="ce9" office:value-type="string" calcext:value-type="string">
            <text:p>LeaseWeb Netherlands B.V.</text:p>
          </table:table-cell>
          <table:table-cell table:style-name="ce9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60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Edison</text:p>
          </table:table-cell>
          <table:table-cell office:value-type="string" calcext:value-type="string">
            <text:p>LeaseWeb Netherlands B.V.</text:p>
          </table:table-cell>
          <table:table-cell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float" office:value="184105139100" calcext:value-type="float">
            <text:p>184.105.139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1" calcext:value-type="float">
            <text:p>184.105.139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2" calcext:value-type="float">
            <text:p>184.105.139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3" calcext:value-type="float">
            <text:p>184.105.139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4" calcext:value-type="float">
            <text:p>184.105.139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5" calcext:value-type="float">
            <text:p>184.105.139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6" calcext:value-type="float">
            <text:p>184.105.139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7" calcext:value-type="float">
            <text:p>184.105.139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8" calcext:value-type="float">
            <text:p>184.105.139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09" calcext:value-type="float">
            <text:p>184.105.139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0" calcext:value-type="float">
            <text:p>184.105.139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1" calcext:value-type="float">
            <text:p>184.105.139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2" calcext:value-type="float">
            <text:p>184.105.139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3" calcext:value-type="float">
            <text:p>184.105.139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4" calcext:value-type="float">
            <text:p>184.105.139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5" calcext:value-type="float">
            <text:p>184.105.139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6" calcext:value-type="float">
            <text:p>184.105.139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7" calcext:value-type="float">
            <text:p>184.105.139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8" calcext:value-type="float">
            <text:p>184.105.139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19" calcext:value-type="float">
            <text:p>184.105.139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0" calcext:value-type="float">
            <text:p>184.105.139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1" calcext:value-type="float">
            <text:p>184.105.139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2" calcext:value-type="float">
            <text:p>184.105.139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3" calcext:value-type="float">
            <text:p>184.105.139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4" calcext:value-type="float">
            <text:p>184.105.139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5" calcext:value-type="float">
            <text:p>184.105.139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139126" calcext:value-type="float">
            <text:p>184.105.139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1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JSC Digital Network</text:p>
          </table:table-cell>
          <table:table-cell office:value-type="string" calcext:value-type="string">
            <text:p>AS1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2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4.105.139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6.236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247.18.171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uter Networks LLC</text:p>
          </table:table-cell>
          <table:table-cell office:value-type="string" calcext:value-type="string">
            <text:p>AS522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73.94.83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mta-173-94-83-117.triad.rr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ocksville</text:p>
          </table:table-cell>
          <table:table-cell office:value-type="string" calcext:value-type="string">
            <text:p>Time Warner Cable Internet LLC</text:p>
          </table:table-cell>
          <table:table-cell office:value-type="string" calcext:value-type="string">
            <text:p>AS1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6.84.6.79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s.io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ew York</text:p>
          </table:table-cell>
          <table:table-cell table:style-name="ce9" office:value-type="string" calcext:value-type="string">
            <text:p>Panix Network Information Center</text:p>
          </table:table-cell>
          <table:table-cell table:style-name="ce9" office:value-type="string" calcext:value-type="string">
            <text:p>AS20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59.89.90.239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84105247194" calcext:value-type="float">
            <text:p>184.105.247.1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3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4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5" calcext:value-type="float">
            <text:p>184.105.247.195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4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196" calcext:value-type="float">
            <text:p>184.105.247.196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scan-15.shadowserver.org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UT</text:p>
          </table:table-cell>
          <table:table-cell table:style-name="ce9" office:value-type="string" calcext:value-type="string">
            <text:p>Ogden</text:p>
          </table:table-cell>
          <table:table-cell table:style-name="ce9" office:value-type="string" calcext:value-type="string">
            <text:p>Hurricane Electric LLC</text:p>
          </table:table-cell>
          <table:table-cell table:style-name="ce9"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184105247252" calcext:value-type="float">
            <text:p>184.105.247.2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5n.shadowserver.org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29.213.16.142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AS31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186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he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dwood Valley</text:p>
          </table:table-cell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66240236119" calcext:value-type="float">
            <text:p>66.240.23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6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9.126.136.7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Diego</text:p>
          </table:table-cell>
          <table:table-cell table:style-name="ce9" office:value-type="string" calcext:value-type="string">
            <text:p>CariNet <text:s/>Inc.</text:p>
          </table:table-cell>
          <table:table-cell table:style-name="ce9"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135.1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census7.shodan.i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1.6.202.2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Ubuntu16202204.aspadmi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riNet <text:s/>Inc.</text:p>
          </table:table-cell>
          <table:table-cell office:value-type="string" calcext:value-type="string">
            <text:p>AS10439</text:p>
          </table:table-cell>
          <table:table-cell table:number-columns-repeated="1016"/>
        </table:table-row>
        <table:table-row table:style-name="ro1">
          <table:table-cell office:value-type="float" office:value="107170194232" calcext:value-type="float">
            <text:p>107.170.194.23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26158" calcext:value-type="float">
            <text:p>107.170.226.15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c-72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float" office:value="107170243117" calcext:value-type="float">
            <text:p>107.170.243.117</text:p>
          </table:table-cell>
          <table:table-cell office:value-type="string" calcext:value-type="string">
            <text:p><text:s/>#</text:p>
          </table:table-cell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195.12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29.7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d-23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2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zg-0324a-54.stretchoid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igitalOcean <text:s/>LLC</text:p>
          </table:table-cell>
          <table:table-cell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37.80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7.170.246.88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zg-0509b-80.stretchoid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Francisco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153.64.247</text:p>
          </table:table-cell>
          <table:table-cell office:value-type="string" calcext:value-type="string">
            <text:p><text:s/>#</text:p>
          </table:table-cell>
          <table:table-cell table:style-name="ce9" office:value-type="string" calcext:value-type="string">
            <text:p>ec2-54-153-64-247.us-west-1.compute.amazonaws.com</text:p>
          </table:table-cell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 Jose</text:p>
          </table:table-cell>
          <table:table-cell table:style-name="ce9" office:value-type="string" calcext:value-type="string">
            <text:p>Amazon.com <text:s/>Inc.</text:p>
          </table:table-cell>
          <table:table-cell table:style-name="ce9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7.99.168.194</text:p>
          </table:table-cell>
          <table:table-cell office:value-type="string" calcext:value-type="string">
            <text:p><text:s/>#</text:p>
          </table:table-cell>
          <table:table-cell table:style-name="ce9"/>
          <table:table-cell table:style-name="ce9" office:value-type="string" calcext:value-type="string">
            <text:p>United States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Santa Clara</text:p>
          </table:table-cell>
          <table:table-cell table:style-name="ce9" office:value-type="string" calcext:value-type="string">
            <text:p>DigitalOcean <text:s/>LLC</text:p>
          </table:table-cell>
          <table:table-cell table:style-name="ce9" office:value-type="string" calcext:value-type="string">
            <text:p>AS14061</text:p>
          </table:table-cell>
          <table:table-cell table:number-columns-repeated="1016"/>
        </table:table-row>
        <table:table-row table:style-name="ro1">
          <table:table-cell table:style-name="ce4" office:value-type="float" office:value="75115106134" calcext:value-type="float">
            <text:p>75.115.106.1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75-115-106-134.res.bhn.ne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BRIGHT HOUSE NETWORKS <text:s/>LLC</text:p>
          </table:table-cell>
          <table:table-cell office:value-type="string" calcext:value-type="string">
            <text:p>AS33363</text:p>
          </table:table-cell>
          <table:table-cell table:number-columns-repeated="1016"/>
        </table:table-row>
        <table:table-row table:style-name="ro1">
          <table:table-cell table:style-name="ce4" office:value-type="float" office:value="104196188182" calcext:value-type="float">
            <text:p>104.196.188.1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182.188.196.104.bc.googleusercontent.co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Google LLC</text:p>
          </table:table-cell>
          <table:table-cell office:value-type="string" calcext:value-type="string">
            <text:p>AS15169</text:p>
          </table:table-cell>
          <table:table-cell table:number-columns-repeated="1016"/>
        </table:table-row>
        <table:table-row table:style-name="ro1">
          <table:table-cell office:value-type="float" office:value="216218206100" calcext:value-type="float">
            <text:p>216.218.206.10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1" calcext:value-type="float">
            <text:p>216.218.206.10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2" calcext:value-type="float">
            <text:p>216.218.206.10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3" calcext:value-type="float">
            <text:p>216.218.206.10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4" calcext:value-type="float">
            <text:p>216.218.206.10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u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5" calcext:value-type="float">
            <text:p>216.218.206.10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6" calcext:value-type="float">
            <text:p>216.218.206.10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7" calcext:value-type="float">
            <text:p>216.218.206.10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8" calcext:value-type="float">
            <text:p>216.218.206.10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09" calcext:value-type="float">
            <text:p>216.218.206.10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0" calcext:value-type="float">
            <text:p>216.218.206.1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1" calcext:value-type="float">
            <text:p>216.218.206.1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2" calcext:value-type="float">
            <text:p>216.218.206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3" calcext:value-type="float">
            <text:p>216.218.206.1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4" calcext:value-type="float">
            <text:p>216.218.206.1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5" calcext:value-type="float">
            <text:p>216.218.206.1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6" calcext:value-type="float">
            <text:p>216.218.206.1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7" calcext:value-type="float">
            <text:p>216.218.206.1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8" calcext:value-type="float">
            <text:p>216.218.206.1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19" calcext:value-type="float">
            <text:p>216.218.206.1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0" calcext:value-type="float">
            <text:p>216.218.206.1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1" calcext:value-type="float">
            <text:p>216.218.206.1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2" calcext:value-type="float">
            <text:p>216.218.206.1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3" calcext:value-type="float">
            <text:p>216.218.206.1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4" calcext:value-type="float">
            <text:p>216.218.206.1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5" calcext:value-type="float">
            <text:p>216.218.206.1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float" office:value="216218206126" calcext:value-type="float">
            <text:p>216.218.206.1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6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7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8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7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8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5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6.218.206.9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6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b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1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c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d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2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e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f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g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3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h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i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4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j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k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4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5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l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5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0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n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1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m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09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63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o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7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0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8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1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.82.47.9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can-12a.shadowserver.org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string" calcext:value-type="string">
            <text:p>Hurricane Electric LLC</text:p>
          </table:table-cell>
          <table:table-cell office:value-type="string" calcext:value-type="string">
            <text:p>AS6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13.173.95.112</text:p>
          </table:table-cell>
          <table:table-cell office:value-type="string" calcext:value-type="string">
            <text:p><text:s/>#</text:p>
          </table:table-cell>
          <table:table-cell office:value-type="string" calcext:value-type="string">
            <text:p>static.vnpt.vn</text:p>
          </table:table-cell>
          <table:table-cell office:value-type="string" calcext:value-type="string">
            <text:p>Vietn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NPT Corp</text:p>
          </table:table-cell>
          <table:table-cell office:value-type="string" calcext:value-type="string">
            <text:p>AS45899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09.248.9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09.248.9.102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Solar Invest UK LTD.</text:p>
          </table:table-cell>
          <table:table-cell table:style-name="ce10" office:value-type="string" calcext:value-type="string">
            <text:p>AS582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7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1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7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1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70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oxmail.us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185222209151" calcext:value-type="float">
            <text:p>185.222.209.15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4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6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185222209108" calcext:value-type="float">
            <text:p>185.222.209.1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Kingdom</text:p>
          </table:table-cell>
          <table:table-cell table:style-name="ce10" table:number-columns-repeated="2"/>
          <table:table-cell table:style-name="ce10" office:value-type="string" calcext:value-type="string">
            <text:p>Hostkey B.v.</text:p>
          </table:table-cell>
          <table:table-cell table:style-name="ce10" office:value-type="string" calcext:value-type="string">
            <text:p>AS5704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88.168.4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tvn95-5-88-168-46-169.fbx.proxad.net</text:p>
          </table:table-cell>
          <table:table-cell table:style-name="ce10" office:value-type="string" calcext:value-type="string">
            <text:p>France</text:p>
          </table:table-cell>
          <table:table-cell table:style-name="ce10" office:value-type="string" calcext:value-type="string">
            <text:p>A8</text:p>
          </table:table-cell>
          <table:table-cell table:style-name="ce10" office:value-type="string" calcext:value-type="string">
            <text:p>Taverny</text:p>
          </table:table-cell>
          <table:table-cell table:style-name="ce10" office:value-type="string" calcext:value-type="string">
            <text:p>Free SAS</text:p>
          </table:table-cell>
          <table:table-cell table:style-name="ce10" office:value-type="string" calcext:value-type="string">
            <text:p>AS123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5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7.5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5717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34.19.187.75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Alblasserda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20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4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9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float" office:value="59126159231" calcext:value-type="float">
            <text:p>59.126.159.231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59-126-159-231.HINET-IP.hinet.net</text:p>
          </table:table-cell>
          <table:table-cell table:style-name="ce10" office:value-type="string" calcext:value-type="string">
            <text:p>Taiwan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ichung</text:p>
          </table:table-cell>
          <table:table-cell table:style-name="ce10" office:value-type="string" calcext:value-type="string">
            <text:p>Data Communication Business Group</text:p>
          </table:table-cell>
          <table:table-cell table:style-name="ce10" office:value-type="string" calcext:value-type="string">
            <text:p>AS346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5.188.86.169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hostby.channelnet.ie</text:p>
          </table:table-cell>
          <table:table-cell table:style-name="ce10" office:value-type="string" calcext:value-type="string">
            <text:p>Irela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Macroom</text:p>
          </table:table-cell>
          <table:table-cell table:style-name="ce10" office:value-type="string" calcext:value-type="string">
            <text:p>Global Layer B.V.</text:p>
          </table:table-cell>
          <table:table-cell table:style-name="ce10" office:value-type="string" calcext:value-type="string">
            <text:p>AS4945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143.179.83.133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Netherlands</text:p>
          </table:table-cell>
          <table:table-cell table:style-name="ce10" table:number-columns-repeated="2"/>
          <table:table-cell table:style-name="ce10" office:value-type="string" calcext:value-type="string">
            <text:p>Tele 2 Nederland B.V.</text:p>
          </table:table-cell>
          <table:table-cell table:style-name="ce10" office:value-type="string" calcext:value-type="string">
            <text:p>AS13127</text:p>
          </table:table-cell>
          <table:table-cell table:number-columns-repeated="1016"/>
        </table:table-row>
        <table:table-row table:style-name="ro1">
          <table:table-cell office:value-type="float" office:value="31184193154" calcext:value-type="float">
            <text:p>31.184.193.154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Russian Federation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Saint Petersburg</text:p>
          </table:table-cell>
          <table:table-cell table:style-name="ce10" office:value-type="string" calcext:value-type="string">
            <text:p>Petersburg Internet Network ltd.</text:p>
          </table:table-cell>
          <table:table-cell table:style-name="ce10" office:value-type="string" calcext:value-type="string">
            <text:p>AS44050</text:p>
          </table:table-cell>
          <table:table-cell table:number-columns-repeated="1016"/>
        </table:table-row>
        <table:table-row table:style-name="ro1">
          <table:table-cell office:value-type="float" office:value="13229247253" calcext:value-type="float">
            <text:p>13.229.247.253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13-229-247-253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.64.94.208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Chin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hengdu</text:p>
          </table:table-cell>
          <table:table-cell table:style-name="ce10" office:value-type="string" calcext:value-type="string">
            <text:p>CHINANET SiChuan Telecom Internet Data Center</text:p>
          </table:table-cell>
          <table:table-cell table:style-name="ce10" office:value-type="string" calcext:value-type="string">
            <text:p>AS382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4.255.148.42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ec2-54-255-148-42.ap-southeast-1.compute.amazonaws.com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ingapore</text:p>
          </table:table-cell>
          <table:table-cell table:style-name="ce10" office:value-type="string" calcext:value-type="string">
            <text:p>Amazon.com <text:s/>Inc.</text:p>
          </table:table-cell>
          <table:table-cell table:style-name="ce10" office:value-type="string" calcext:value-type="string">
            <text:p>AS16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96.52.43.101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office:value-type="string" calcext:value-type="string">
            <text:p>NJ</text:p>
          </table:table-cell>
          <table:table-cell table:style-name="ce10" office:value-type="string" calcext:value-type="string">
            <text:p>Edison</text:p>
          </table:table-cell>
          <table:table-cell table:style-name="ce10" office:value-type="string" calcext:value-type="string">
            <text:p>LeaseWeb Netherlands B.V.</text:p>
          </table:table-cell>
          <table:table-cell table:style-name="ce10" office:value-type="string" calcext:value-type="string">
            <text:p>AS6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.82.70.118</text:p>
          </table:table-cell>
          <table:table-cell office:value-type="string" calcext:value-type="string">
            <text:p><text:s/>#</text:p>
          </table:table-cell>
          <table:table-cell table:style-name="ce10" office:value-type="string" calcext:value-type="string">
            <text:p>group-ib.com</text:p>
          </table:table-cell>
          <table:table-cell table:style-name="ce10" office:value-type="string" calcext:value-type="string">
            <text:p>Seychell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nse Aux Pins</text:p>
          </table:table-cell>
          <table:table-cell table:style-name="ce10" office:value-type="string" calcext:value-type="string">
            <text:p>Quasi Networks LTD.</text:p>
          </table:table-cell>
          <table:table-cell table:style-name="ce10" office:value-type="string" calcext:value-type="string">
            <text:p>AS29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2.208.119.40</text:p>
          </table:table-cell>
          <table:table-cell office:value-type="string" calcext:value-type="string">
            <text:p><text:s/>#</text:p>
          </table:table-cell>
          <table:table-cell table:style-name="ce10"/>
          <table:table-cell table:style-name="ce10" office:value-type="string" calcext:value-type="string">
            <text:p>United States</text:p>
          </table:table-cell>
          <table:table-cell table:style-name="ce10" table:number-columns-repeated="2"/>
          <table:table-cell table:style-name="ce10" office:value-type="string" calcext:value-type="string">
            <text:p>NYI</text:p>
          </table:table-cell>
          <table:table-cell table:style-name="ce10" office:value-type="string" calcext:value-type="string">
            <text:p>AS11403</text:p>
          </table:table-cell>
          <table:table-cell table:number-columns-repeated="1016"/>
        </table:table-row>
        <table:table-row table:style-name="ro1" table:number-rows-repeated="10481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osts-ip'.A8:'hosts-ip'.H352" table:contains-header="false">
          <table:sort>
            <table:sort-by table:field-number="3" table:data-type="automatic"/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ffff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-00-0000</text:date>, <text:time style:data-style-name="N2" text:time-value="20:10:17.69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5-17T20:15:16.473000000</dc:date>
    <meta:editing-cycles>9</meta:editing-cycles>
    <meta:editing-duration>PT22M44S</meta:editing-duration>
    <meta:document-statistic meta:table-count="1" meta:cell-count="2676" meta:object-count="0"/>
  </office:meta>
</office:document-meta>
</file>